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06_15-52-04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 E-139-34-49.93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6_19-13-50_000.jpg</text:p>
          </table:table-cell>
          <table:table-cell table:style-name="ce20" office:value-type="string">
            <text:p>:m music / log / gt / || s.1:f-N,frase,tu=open-D,score+,,k.D,,R=1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music / log / gt / || s.1:f-N,frase,tu=open-D,score+,,k.D,,R=1">
            <text:p>:m music / log / gt / || s.1:f-N,frase,tu=open-D,score+,,k.D,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06_21-12-25_000.jpg</text:p>
          </table:table-cell>
          <table:table-cell table:style-name="ce20" office:value-type="string">
            <text:p>:m 食べた物</text:p>
          </table:table-cell>
          <table:table-cell table:style-name="ce33"/>
          <table:table-cell table:style-name="ce3"/>
          <table:table-cell table:style-name="ce3" office:value-type="string">
            <text:p>N-35-35-28.41 E-139-34-49.22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07_00-57-39_000.jpg</text:p>
          </table:table-cell>
          <table:table-cell table:style-name="ce16" office:value-type="string">
            <text:p>:m :PHOTO 寝た時刻 / 2020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07_06-36-28_000.jpg</text:p>
          </table:table-cell>
          <table:table-cell table:style-name="ce17" office:value-type="string">
            <text:p>:m :PHOTO 起きた時刻 / 2020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07_08-10-38_000.jpg</text:p>
          </table:table-cell>
          <table:table-cell table:style-name="ce17" office:value-type="string">
            <text:p>:m 食べた物　間食 / 味噌スープ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07_08-12-05_000.jpg</text:p>
          </table:table-cell>
          <table:table-cell table:style-name="ce16" office:value-type="string">
            <text:p>:m other / 記録　文書 / @自室 / 朝体操 / hip-hopダンス / id=14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other / 記録　文書 / @自室 / 朝体操 / hip-hopダンス / id=14">
            <text:p>:m other / 記録　文書 / @自室 / 朝体操 / hip-hopダンス / id=1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6_18-49-04_000.mp4</text:p>
          </table:table-cell>
          <table:table-cell table:style-name="ce6" office:value-type="string">
            <text:p>:VIDEO / @自宅 / メモ / guitar,gt / 演奏、play / g-2020-0406-1 / f-N,frase,tu=open-D,score+,,k.D,,R=1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VIDEO / @自宅 / メモ / guitar,gt / 演奏、play / g-2020-0406-1 / f-N,frase,tu=open-D,score+,,k.D,,R=1">
            <text:p>:VIDEO / @自宅 / メモ / guitar,gt / 演奏、play / g-2020-0406-1 / f-N,frase,tu=open-D,score+,,k.D,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07_07-56-52_000.mp4</text:p>
          </table:table-cell>
          <table:table-cell table:style-name="ce17" office:value-type="string">
            <text:p>:VIDEO / @自宅 / 体操 / hip-hopダンス、ヒップホップ / h-2020-0407-1 / id=14.n / memo+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VIDEO / @自宅 / 体操 / hip-hopダンス、ヒップホップ / h-2020-0407-1 / id=14.n / memo+">
            <text:p>:VIDEO / @自宅 / 体操 / hip-hopダンス、ヒップホップ / h-2020-0407-1 / id=14.n / memo+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float" office:value="0">
            <text:p>0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7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7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2020/04/07</text:date>, <text:time>10:35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7T10:35:32.21</dc:date>
    <dc:creator>iwabuchi ken</dc:creator>
    <meta:editing-duration>P19DT1H55M28S</meta:editing-duration>
    <meta:editing-cycles>7622</meta:editing-cycles>
    <meta:document-statistic meta:table-count="1" meta:cell-count="739" meta:object-count="0"/>
  </office:meta>
</office:document-meta>
</file>